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AZO ONTIVEROS HERLISS P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323795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079648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AZO ONTIVEROS HERLISS PAU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323795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0 796 48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LAZO ONTIVEROS YONER YERSI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7323795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3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4038231</text:p>
          </table:table-cell>
          <table:table-cell table:style-name="Tabla2.D3" office:value-type="string">
            <text:p text:style-name="P17">7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1:10:0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